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number text:level="2" style:num-suffix=")" style:num-format="a" style:num-letter-sync="true">
        <style:list-level-properties text:space-before="0.75in" text:min-label-width="0.25in"/>
      </text:list-level-style-number>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4" style:parent-style-name="Subtitle" style:family="paragraph">
      <style:paragraph-properties fo:text-align="end"/>
    </style:style>
    <style:style style:name="P5" style:parent-style-name="Normal" style:family="paragraph">
      <style:paragraph-properties fo:break-before="page"/>
      <style:text-properties fo:language="en" fo:country="GB"/>
    </style:style>
    <style:style style:name="T6" style:parent-style-name="DefaultParagraphFont" style:family="text">
      <style:text-properties style:font-name-asian="Times New Roman" style:language-asian="en" style:country-asian="IE"/>
    </style:style>
    <style:style style:name="T7" style:parent-style-name="DefaultParagraphFont" style:family="text">
      <style:text-properties style:font-name-asian="Times New Roman" style:language-asian="en" style:country-asian="IE"/>
    </style:style>
    <style:style style:name="P8"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style:language-asian="en" style:country-asian="IE"/>
    </style:style>
    <style:style style:name="P9"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style:language-asian="en" style:country-asian="IE"/>
    </style:style>
    <style:style style:name="P10" style:parent-style-name="Normal" style:family="paragraph">
      <style:paragraph-properties fo:margin-bottom="0in" fo:line-height="100%" fo:background-color="#FFFFFF"/>
    </style:style>
    <style:style style:name="T11"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2"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3"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4"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5"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6"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P17"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style:language-asian="en" style:country-asian="IE"/>
    </style:style>
    <style:style style:name="P18" style:parent-style-name="Normal" style:family="paragraph">
      <style:paragraph-properties fo:margin-bottom="0in" fo:line-height="100%" fo:background-color="#FFFFFF"/>
    </style:style>
    <style:style style:name="T19"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20"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21"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22"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P23" style:parent-style-name="Normal" style:family="paragraph">
      <style:paragraph-properties fo:margin-bottom="0in" fo:line-height="100%" fo:background-color="#FFFFFF"/>
    </style:style>
    <style:style style:name="T24"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25"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26" style:parent-style-name="DefaultParagraphFont" style:family="text">
      <style:text-properties style:font-name-asian="Times New Roman" style:language-asian="en" style:country-asian="IE"/>
    </style:style>
    <style:style style:name="P27" style:parent-style-name="Heading3" style:family="paragraph">
      <style:text-properties style:font-name-asian="Times New Roman" style:language-asian="en" style:country-asian="IE"/>
    </style:style>
    <style:style style:name="T28" style:parent-style-name="DefaultParagraphFont" style:family="text">
      <style:text-properties style:language-asian="en" style:country-asian="IE"/>
    </style:style>
    <style:style style:name="T29" style:parent-style-name="DefaultParagraphFont" style:family="text">
      <style:text-properties style:language-asian="en" style:country-asian="IE"/>
    </style:style>
    <style:style style:name="T30" style:parent-style-name="DefaultParagraphFont" style:family="text">
      <style:text-properties style:language-asian="en" style:country-asian="IE"/>
    </style:style>
    <style:style style:name="T31" style:parent-style-name="DefaultParagraphFont" style:family="text">
      <style:text-properties style:language-asian="en" style:country-asian="IE"/>
    </style:style>
    <style:style style:name="T32" style:parent-style-name="DefaultParagraphFont" style:family="text">
      <style:text-properties style:language-asian="en" style:country-asian="IE"/>
    </style:style>
    <style:style style:name="T33" style:parent-style-name="DefaultParagraphFont" style:family="text">
      <style:text-properties style:language-asian="en" style:country-asian="IE"/>
    </style:style>
    <style:style style:name="T34" style:parent-style-name="DefaultParagraphFont" style:family="text">
      <style:text-properties style:language-asian="en" style:country-asian="IE"/>
    </style:style>
    <style:style style:name="T35" style:parent-style-name="DefaultParagraphFont" style:family="text">
      <style:text-properties style:language-asian="en" style:country-asian="IE"/>
    </style:style>
    <style:style style:name="T36" style:parent-style-name="DefaultParagraphFont" style:family="text">
      <style:text-properties style:language-asian="en" style:country-asian="IE"/>
    </style:style>
    <style:style style:name="P37" style:parent-style-name="Heading4" style:family="paragraph">
      <style:text-properties style:language-asian="en" style:country-asian="IE"/>
    </style:style>
    <style:style style:name="T38" style:parent-style-name="DefaultParagraphFont" style:family="text">
      <style:text-properties style:language-asian="en" style:country-asian="IE"/>
    </style:style>
    <style:style style:name="T39" style:parent-style-name="DefaultParagraphFont" style:family="text">
      <style:text-properties style:language-asian="en" style:country-asian="IE"/>
    </style:style>
    <style:style style:name="T40" style:parent-style-name="DefaultParagraphFont" style:family="text">
      <style:text-properties style:language-asian="en" style:country-asian="IE"/>
    </style:style>
    <style:style style:name="T41" style:parent-style-name="DefaultParagraphFont" style:family="text">
      <style:text-properties style:font-name-asian="Times New Roman" style:language-asian="en" style:country-asian="IE"/>
    </style:style>
    <style:style style:name="T42" style:parent-style-name="DefaultParagraphFont" style:family="text">
      <style:text-properties style:language-asian="en" style:country-asian="IE"/>
    </style:style>
    <style:style style:name="T43" style:parent-style-name="DefaultParagraphFont" style:family="text">
      <style:text-properties style:language-asian="en" style:country-asian="IE"/>
    </style:style>
    <style:style style:name="T44" style:parent-style-name="DefaultParagraphFont" style:family="text">
      <style:text-properties style:language-asian="en" style:country-asian="IE"/>
    </style:style>
    <style:style style:name="T45" style:parent-style-name="DefaultParagraphFont" style:family="text">
      <style:text-properties style:language-asian="en" style:country-asian="IE"/>
    </style:style>
    <style:style style:name="T46" style:parent-style-name="DefaultParagraphFont" style:family="text">
      <style:text-properties style:language-asian="en" style:country-asian="IE"/>
    </style:style>
    <style:style style:name="T47" style:parent-style-name="DefaultParagraphFont" style:family="text">
      <style:text-properties style:language-asian="en" style:country-asian="IE"/>
    </style:style>
    <style:style style:name="T48" style:parent-style-name="DefaultParagraphFont" style:family="text">
      <style:text-properties style:language-asian="en" style:country-asian="IE"/>
    </style:style>
    <style:style style:name="T49" style:parent-style-name="DefaultParagraphFont" style:family="text">
      <style:text-properties style:language-asian="en" style:country-asian="IE"/>
    </style:style>
    <style:style style:name="P50" style:parent-style-name="NoSpacing" style:list-style-name="LFO2" style:family="paragraph">
      <style:text-properties style:language-asian="en" style:country-asian="IE"/>
    </style:style>
    <style:style style:name="P51" style:parent-style-name="NoSpacing" style:list-style-name="LFO2" style:family="paragraph">
      <style:text-properties style:language-asian="en" style:country-asian="IE"/>
    </style:style>
    <style:style style:name="P52" style:parent-style-name="NoSpacing" style:list-style-name="LFO2" style:family="paragraph">
      <style:text-properties style:language-asian="en" style:country-asian="IE"/>
    </style:style>
    <style:style style:name="P53" style:parent-style-name="NoSpacing" style:list-style-name="LFO2" style:family="paragraph">
      <style:text-properties style:language-asian="en" style:country-asian="IE"/>
    </style:style>
    <style:style style:name="P54" style:parent-style-name="NoSpacing" style:family="paragraph">
      <style:text-properties style:language-asian="en" style:country-asian="IE"/>
    </style:style>
    <style:style style:name="P55" style:parent-style-name="NoSpacing" style:family="paragraph">
      <style:text-properties style:language-asian="en" style:country-asian="IE"/>
    </style:style>
    <style:style style:name="T56" style:parent-style-name="DefaultParagraphFont" style:family="text">
      <style:text-properties style:language-asian="en" style:country-asian="IE"/>
    </style:style>
    <style:style style:name="P57" style:parent-style-name="Heading4" style:family="paragraph">
      <style:text-properties style:language-asian="en" style:country-asian="IE"/>
    </style:style>
    <style:style style:name="P58" style:parent-style-name="Normal" style:family="paragraph">
      <style:text-properties style:language-asian="en" style:country-asian="IE"/>
    </style:style>
    <style:style style:name="T59" style:parent-style-name="DefaultParagraphFont" style:family="text">
      <style:text-properties style:font-name-asian="Times New Roman" style:language-asian="en" style:country-asian="IE"/>
    </style:style>
    <style:style style:name="P60" style:parent-style-name="NoSpacing" style:family="paragraph">
      <style:text-properties style:language-asian="en" style:country-asian="IE"/>
    </style:style>
    <style:style style:name="P61" style:parent-style-name="NoSpacing" style:family="paragraph">
      <style:text-properties style:language-asian="en" style:country-asian="IE"/>
    </style:style>
    <style:style style:name="P62" style:parent-style-name="NoSpacing" style:list-style-name="LFO3" style:family="paragraph">
      <style:text-properties style:language-asian="en" style:country-asian="IE"/>
    </style:style>
    <style:style style:name="P63" style:parent-style-name="NoSpacing" style:list-style-name="LFO3" style:family="paragraph">
      <style:text-properties style:language-asian="en" style:country-asian="IE"/>
    </style:style>
    <style:style style:name="P64" style:parent-style-name="NoSpacing" style:list-style-name="LFO3" style:family="paragraph">
      <style:text-properties style:language-asian="en" style:country-asian="IE"/>
    </style:style>
    <style:style style:name="P65" style:parent-style-name="NoSpacing" style:list-style-name="LFO3" style:family="paragraph">
      <style:text-properties style:language-asian="en" style:country-asian="IE"/>
    </style:style>
    <style:style style:name="P66" style:parent-style-name="NoSpacing" style:family="paragraph">
      <style:text-properties style:language-asian="en" style:country-asian="IE"/>
    </style:style>
    <style:style style:name="P67" style:parent-style-name="NoSpacing" style:family="paragraph">
      <style:text-properties style:language-asian="en" style:country-asian="IE"/>
    </style:style>
    <style:style style:name="P68" style:parent-style-name="NoSpacing" style:list-style-name="LFO4" style:family="paragraph">
      <style:text-properties style:language-asian="en" style:country-asian="IE"/>
    </style:style>
    <style:style style:name="P69" style:parent-style-name="NoSpacing" style:list-style-name="LFO4" style:family="paragraph">
      <style:text-properties style:language-asian="en" style:country-asian="IE"/>
    </style:style>
    <style:style style:name="P70" style:parent-style-name="NoSpacing" style:list-style-name="LFO4" style:family="paragraph">
      <style:text-properties style:language-asian="en" style:country-asian="IE"/>
    </style:style>
    <style:style style:name="P71" style:parent-style-name="NoSpacing" style:list-style-name="LFO4" style:family="paragraph">
      <style:text-properties style:language-asian="en" style:country-asian="IE"/>
    </style:style>
    <style:style style:name="P72" style:parent-style-name="NoSpacing" style:list-style-name="LFO4" style:family="paragraph">
      <style:text-properties style:language-asian="en" style:country-asian="IE"/>
    </style:style>
    <style:style style:name="P73" style:parent-style-name="NoSpacing" style:list-style-name="LFO4" style:family="paragraph">
      <style:text-properties style:language-asian="en" style:country-asian="IE"/>
    </style:style>
    <style:style style:name="P74" style:parent-style-name="NoSpacing" style:list-style-name="LFO4" style:family="paragraph">
      <style:text-properties style:language-asian="en" style:country-asian="IE"/>
    </style:style>
    <style:style style:name="P75" style:parent-style-name="NoSpacing" style:list-style-name="LFO4" style:family="paragraph">
      <style:text-properties style:language-asian="en" style:country-asian="IE"/>
    </style:style>
    <style:style style:name="P76" style:parent-style-name="NoSpacing" style:list-style-name="LFO4" style:family="paragraph">
      <style:text-properties style:language-asian="en" style:country-asian="IE"/>
    </style:style>
    <style:style style:name="P77" style:parent-style-name="NoSpacing" style:list-style-name="LFO4" style:family="paragraph">
      <style:text-properties style:language-asian="en" style:country-asian="IE"/>
    </style:style>
    <style:style style:name="T78" style:parent-style-name="DefaultParagraphFont" style:family="text">
      <style:text-properties style:language-asian="en" style:country-asian="IE"/>
    </style:style>
    <style:style style:name="T79" style:parent-style-name="DefaultParagraphFont" style:family="text">
      <style:text-properties style:language-asian="en" style:country-asian="IE"/>
    </style:style>
    <style:style style:name="T80" style:parent-style-name="DefaultParagraphFont" style:family="text">
      <style:text-properties style:language-asian="en" style:country-asian="IE"/>
    </style:style>
    <style:style style:name="T81" style:parent-style-name="DefaultParagraphFont" style:family="text">
      <style:text-properties style:language-asian="en" style:country-asian="IE"/>
    </style:style>
    <style:style style:name="T82" style:parent-style-name="DefaultParagraphFont" style:family="text">
      <style:text-properties style:language-asian="en" style:country-asian="IE"/>
    </style:style>
    <style:style style:name="T83" style:parent-style-name="DefaultParagraphFont" style:family="text">
      <style:text-properties style:language-asian="en" style:country-asian="IE"/>
    </style:style>
    <style:style style:name="T84" style:parent-style-name="DefaultParagraphFont" style:family="text">
      <style:text-properties style:language-asian="en" style:country-asian="IE"/>
    </style:style>
    <style:style style:name="T85" style:parent-style-name="DefaultParagraphFont" style:family="text">
      <style:text-properties style:language-asian="en" style:country-asian="IE"/>
    </style:style>
    <style:style style:name="T86" style:parent-style-name="DefaultParagraphFont" style:family="text">
      <style:text-properties style:language-asian="en" style:country-asian="IE"/>
    </style:style>
    <style:style style:name="T87" style:parent-style-name="DefaultParagraphFont" style:family="text">
      <style:text-properties style:language-asian="en" style:country-asian="IE"/>
    </style:style>
    <style:style style:name="T88" style:parent-style-name="DefaultParagraphFont" style:family="text">
      <style:text-properties style:language-asian="en" style:country-asian="IE"/>
    </style:style>
    <style:style style:name="T89" style:parent-style-name="DefaultParagraphFont" style:family="text">
      <style:text-properties style:language-asian="en" style:country-asian="IE"/>
    </style:style>
    <style:style style:name="T90" style:parent-style-name="DefaultParagraphFont" style:family="text">
      <style:text-properties style:language-asian="en" style:country-asian="IE"/>
    </style:style>
    <style:style style:name="T91" style:parent-style-name="DefaultParagraphFont" style:family="text">
      <style:text-properties style:language-asian="en" style:country-asian="IE"/>
    </style:style>
    <style:style style:name="P92" style:parent-style-name="NoSpacing" style:family="paragraph">
      <style:text-properties style:language-asian="en" style:country-asian="IE"/>
    </style:style>
    <style:style style:name="T93" style:parent-style-name="DefaultParagraphFont" style:family="text">
      <style:text-properties style:language-asian="en" style:country-asian="IE"/>
    </style:style>
    <style:style style:name="T94" style:parent-style-name="DefaultParagraphFont" style:family="text">
      <style:text-properties style:language-asian="en" style:country-asian="IE"/>
    </style:style>
    <style:style style:name="T95" style:parent-style-name="DefaultParagraphFont" style:family="text">
      <style:text-properties style:language-asian="en" style:country-asian="IE"/>
    </style:style>
    <style:style style:name="T96" style:parent-style-name="DefaultParagraphFont" style:family="text">
      <style:text-properties style:language-asian="en" style:country-asian="IE"/>
    </style:style>
    <style:style style:name="T97" style:parent-style-name="DefaultParagraphFont" style:family="text">
      <style:text-properties style:language-asian="en" style:country-asian="IE"/>
    </style:style>
    <style:style style:name="T98" style:parent-style-name="DefaultParagraphFont" style:family="text">
      <style:text-properties style:font-name-asian="Times New Roman" style:language-asian="en" style:country-asian="IE"/>
    </style:style>
    <style:style style:name="T99" style:parent-style-name="DefaultParagraphFont" style:family="text">
      <style:text-properties style:language-asian="en" style:country-asian="IE"/>
    </style:style>
    <style:style style:name="T100" style:parent-style-name="DefaultParagraphFont" style:family="text">
      <style:text-properties style:language-asian="en" style:country-asian="IE"/>
    </style:style>
    <style:style style:name="T101" style:parent-style-name="DefaultParagraphFont" style:family="text">
      <style:text-properties style:language-asian="en" style:country-asian="IE"/>
    </style:style>
    <style:style style:name="P102" style:parent-style-name="NoSpacing" style:family="paragraph">
      <style:text-properties style:language-asian="en" style:country-asian="IE"/>
    </style:style>
    <style:style style:name="P103" style:parent-style-name="NoSpacing" style:family="paragraph">
      <style:text-properties style:language-asian="en" style:country-asian="IE"/>
    </style:style>
    <style:style style:name="P104" style:parent-style-name="NoSpacing" style:family="paragraph">
      <style:text-properties style:language-asian="en" style:country-asian="IE"/>
    </style:style>
    <style:style style:name="T105" style:parent-style-name="DefaultParagraphFont" style:family="text">
      <style:text-properties style:language-asian="en" style:country-asian="IE"/>
    </style:style>
    <style:style style:name="T106" style:parent-style-name="DefaultParagraphFont" style:family="text">
      <style:text-properties style:language-asian="en" style:country-asian="IE"/>
    </style:style>
    <style:style style:name="T107" style:parent-style-name="DefaultParagraphFont" style:family="text">
      <style:text-properties style:language-asian="en" style:country-asian="IE"/>
    </style:style>
    <style:style style:name="T108" style:parent-style-name="DefaultParagraphFont" style:family="text">
      <style:text-properties style:language-asian="en" style:country-asian="IE"/>
    </style:style>
    <style:style style:name="T109" style:parent-style-name="DefaultParagraphFont" style:family="text">
      <style:text-properties style:language-asian="en" style:country-asian="IE"/>
    </style:style>
    <style:style style:name="T110" style:parent-style-name="DefaultParagraphFont" style:family="text">
      <style:text-properties style:language-asian="en" style:country-asian="IE"/>
    </style:style>
    <style:style style:name="T111" style:parent-style-name="DefaultParagraphFont" style:family="text">
      <style:text-properties style:language-asian="en" style:country-asian="IE"/>
    </style:style>
    <style:style style:name="P112" style:parent-style-name="Heading4" style:family="paragraph">
      <style:text-properties style:language-asian="en" style:country-asian="IE"/>
    </style:style>
    <style:style style:name="P113" style:parent-style-name="NoSpacing" style:family="paragraph">
      <style:text-properties style:language-asian="en" style:country-asian="IE"/>
    </style:style>
    <style:style style:name="P114" style:parent-style-name="Heading3" style:family="paragraph">
      <style:text-properties style:font-name-asian="Times New Roman" style:language-asian="en" style:country-asian="IE"/>
    </style:style>
    <style:style style:name="T115" style:parent-style-name="DefaultParagraphFont" style:family="text">
      <style:text-properties style:language-asian="en" style:country-asian="IE"/>
    </style:style>
    <style:style style:name="T116" style:parent-style-name="DefaultParagraphFont" style:family="text">
      <style:text-properties style:language-asian="en" style:country-asian="IE"/>
    </style:style>
    <style:style style:name="T117" style:parent-style-name="DefaultParagraphFont" style:family="text">
      <style:text-properties style:language-asian="en" style:country-asian="IE"/>
    </style:style>
    <style:style style:name="T118" style:parent-style-name="DefaultParagraphFont" style:family="text">
      <style:text-properties style:language-asian="en" style:country-asian="IE"/>
    </style:style>
    <style:style style:name="T119" style:parent-style-name="DefaultParagraphFont" style:family="text">
      <style:text-properties style:language-asian="en" style:country-asian="IE"/>
    </style:style>
    <style:style style:name="T120" style:parent-style-name="DefaultParagraphFont" style:family="text">
      <style:text-properties style:language-asian="en" style:country-asian="IE"/>
    </style:style>
    <style:style style:name="T121" style:parent-style-name="DefaultParagraphFont" style:family="text">
      <style:text-properties style:language-asian="en" style:country-asian="IE"/>
    </style:style>
    <style:style style:name="T122" style:parent-style-name="DefaultParagraphFont" style:family="text">
      <style:text-properties style:language-asian="en" style:country-asian="IE"/>
    </style:style>
    <style:style style:name="T123" style:parent-style-name="DefaultParagraphFont" style:family="text">
      <style:text-properties style:language-asian="en" style:country-asian="IE"/>
    </style:style>
    <style:style style:name="T124" style:parent-style-name="DefaultParagraphFont" style:family="text">
      <style:text-properties style:language-asian="en" style:country-asian="IE"/>
    </style:style>
    <style:style style:name="T125" style:parent-style-name="DefaultParagraphFont" style:family="text">
      <style:text-properties style:language-asian="en" style:country-asian="IE"/>
    </style:style>
    <style:style style:name="P126" style:parent-style-name="Heading4" style:family="paragraph">
      <style:text-properties style:language-asian="en" style:country-asian="IE"/>
    </style:style>
    <style:style style:name="P127" style:parent-style-name="NoSpacing" style:family="paragraph">
      <style:text-properties style:language-asian="en" style:country-asian="IE"/>
    </style:style>
    <style:style style:name="P128" style:parent-style-name="NoSpacing" style:family="paragraph">
      <style:text-properties style:language-asian="en" style:country-asian="IE"/>
    </style:style>
    <style:style style:name="T129" style:parent-style-name="DefaultParagraphFont" style:family="text">
      <style:text-properties style:language-asian="en" style:country-asian="IE"/>
    </style:style>
    <style:style style:name="T130" style:parent-style-name="DefaultParagraphFont" style:family="text">
      <style:text-properties style:language-asian="en" style:country-asian="IE"/>
    </style:style>
    <style:style style:name="T131" style:parent-style-name="DefaultParagraphFont" style:family="text">
      <style:text-properties style:language-asian="en" style:country-asian="IE"/>
    </style:style>
    <style:style style:name="T132" style:parent-style-name="DefaultParagraphFont" style:family="text">
      <style:text-properties style:font-name-asian="Times New Roman" style:language-asian="en" style:country-asian="IE"/>
    </style:style>
    <style:style style:name="P133" style:parent-style-name="NoSpacing" style:list-style-name="LFO5" style:family="paragraph"/>
    <style:style style:name="P134" style:parent-style-name="NoSpacing" style:list-style-name="LFO5" style:family="paragraph"/>
    <style:style style:name="P135" style:parent-style-name="NoSpacing" style:list-style-name="LFO5" style:family="paragraph"/>
    <style:style style:name="P136" style:parent-style-name="NoSpacing" style:list-style-name="LFO5" style:family="paragraph"/>
    <style:style style:name="P137" style:parent-style-name="NoSpacing" style:list-style-name="LFO5" style:family="paragraph"/>
    <style:style style:name="P138" style:parent-style-name="NoSpacing" style:list-style-name="LFO5" style:family="paragraph"/>
    <style:style style:name="P139" style:parent-style-name="NoSpacing" style:list-style-name="LFO5" style:family="paragraph"/>
    <style:style style:name="P140" style:parent-style-name="NoSpacing" style:list-style-name="LFO5" style:family="paragraph"/>
    <style:style style:name="T141" style:parent-style-name="DefaultParagraphFont" style:family="text">
      <style:text-properties style:font-name-asian="Times New Roman" style:language-asian="en" style:country-asian="IE"/>
    </style:style>
    <style:style style:name="P142" style:parent-style-name="NoSpacing" style:family="paragraph">
      <style:text-properties style:language-asian="en" style:country-asian="IE"/>
    </style:style>
    <style:style style:name="P143"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style:language-asian="en" style:country-asian="IE"/>
    </style:style>
    <style:style style:name="P144" style:parent-style-name="Normal" style:family="paragraph">
      <style:paragraph-properties fo:break-before="page"/>
      <style:text-properties style:font-name="Arial" style:font-name-asian="Times New Roman" style:font-name-complex="Arial" fo:color="#222222" fo:font-size="9.5pt" style:font-size-asian="9.5pt" style:font-size-complex="9.5pt" style:language-asian="en" style:country-asian="IE"/>
    </style:style>
    <style:style style:name="P145" style:parent-style-name="Bibliography" style:family="paragraph">
      <style:paragraph-properties fo:margin-left="0.5in" fo:text-indent="-0.5in">
        <style:tab-stops/>
      </style:paragraph-properties>
    </style:style>
    <style:style style:name="T146" style:parent-style-name="DefaultParagraphFont" style:family="text">
      <style:text-properties fo:font-style="italic" style:font-style-asian="italic" style:font-style-complex="italic"/>
    </style:style>
    <style:style style:name="P147" style:parent-style-name="Bibliography" style:family="paragraph">
      <style:paragraph-properties fo:margin-left="0.5in" fo:text-indent="-0.5in">
        <style:tab-stops/>
      </style:paragraph-properties>
    </style:style>
    <style:style style:name="T148" style:parent-style-name="DefaultParagraphFont" style:family="text">
      <style:text-properties fo:font-style="italic" style:font-style-asian="italic" style:font-style-complex="italic"/>
    </style:style>
    <style:style style:name="P149" style:parent-style-name="Bibliography" style:family="paragraph">
      <style:paragraph-properties fo:margin-left="0.5in" fo:text-indent="-0.5in">
        <style:tab-stops/>
      </style:paragraph-properties>
    </style:style>
    <style:style style:name="T150" style:parent-style-name="DefaultParagraphFont" style:family="text">
      <style:text-properties fo:font-style="italic" style:font-style-asian="italic" style:font-style-complex="italic"/>
    </style:style>
    <style:style style:name="P151" style:parent-style-name="Bibliography" style:family="paragraph">
      <style:paragraph-properties fo:margin-left="0.5in" fo:text-indent="-0.5in">
        <style:tab-stops/>
      </style:paragraph-properties>
    </style:style>
    <style:style style:name="T152" style:parent-style-name="DefaultParagraphFont" style:family="text">
      <style:text-properties fo:font-style="italic" style:font-style-asian="italic" style:font-style-complex="italic"/>
    </style:style>
    <style:style style:name="P153" style:parent-style-name="Bibliography" style:family="paragraph">
      <style:paragraph-properties fo:margin-left="0.5in" fo:text-indent="-0.5in">
        <style:tab-stops/>
      </style:paragraph-properties>
    </style:style>
    <style:style style:name="T154" style:parent-style-name="DefaultParagraphFont" style:family="text">
      <style:text-properties fo:font-style="italic" style:font-style-asian="italic" style:font-style-complex="italic"/>
    </style:style>
    <style:style style:name="P155" style:parent-style-name="Bibliography" style:family="paragraph">
      <style:paragraph-properties fo:margin-left="0.5in" fo:text-indent="-0.5in">
        <style:tab-stops/>
      </style:paragraph-properties>
    </style:style>
    <style:style style:name="T156" style:parent-style-name="DefaultParagraphFont" style:family="text">
      <style:text-properties fo:font-style="italic" style:font-style-asian="italic" style:font-style-complex="italic"/>
    </style:style>
    <style:style style:name="P157" style:parent-style-name="Normal" style:family="paragraph">
      <style:paragraph-properties fo:break-before="page"/>
    </style:style>
    <style:style style:name="P158"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style:language-asian="en" style:country-asian="IE"/>
    </style:style>
    <style:style style:name="P159"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style:language-asian="en" style:country-asian="IE"/>
    </style:style>
    <style:style style:name="P160"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style:language-asian="en" style:country-asian="IE"/>
    </style:style>
    <style:style style:name="P161"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style:language-asian="en" style:country-asian="IE"/>
    </style:style>
    <style:style style:name="P162"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style:language-asian="en" style:country-asian="IE"/>
    </style:style>
    <style:style style:name="P163" style:parent-style-name="Normal" style:family="paragraph">
      <style:paragraph-properties fo:margin-bottom="0in" fo:line-height="100%" fo:background-color="#FFFFFF"/>
      <style:text-properties style:font-name="Arial" style:font-name-asian="Times New Roman" style:font-name-complex="Arial" fo:color="#222222" fo:font-size="9.5pt" style:font-size-asian="9.5pt" style:font-size-complex="9.5pt" style:language-asian="en" style:country-asian="IE"/>
    </style:style>
    <style:style style:name="P164" style:parent-style-name="Normal" style:family="paragraph">
      <style:paragraph-properties fo:margin-bottom="0in" fo:line-height="100%" fo:background-color="#FFFFFF"/>
    </style:style>
    <style:style style:name="T165" style:parent-style-name="DefaultParagraphFont" style:family="text">
      <style:text-properties fo:language="en" fo:country="GB"/>
    </style:style>
    <style:style style:name="T166" style:parent-style-name="DefaultParagraphFont" style:family="text">
      <style:text-properties fo:language="en" fo:country="GB"/>
    </style:style>
    <style:style style:name="T167" style:parent-style-name="DefaultParagraphFont" style:family="text">
      <style:text-properties fo:language="en" fo:country="GB"/>
    </style:style>
    <style:style style:name="P168" style:parent-style-name="Normal" style:list-style-name="LFO1" style:family="paragraph"/>
    <style:style style:name="T169" style:parent-style-name="DefaultParagraphFont" style:family="text">
      <style:text-properties fo:language="en" fo:country="GB"/>
    </style:style>
    <style:style style:name="P170" style:parent-style-name="Normal" style:list-style-name="LFO1" style:family="paragraph"/>
    <style:style style:name="T171" style:parent-style-name="DefaultParagraphFont" style:family="text">
      <style:text-properties fo:language="en" fo:country="GB"/>
    </style:style>
    <style:style style:name="P172" style:parent-style-name="Normal" style:list-style-name="LFO1" style:family="paragraph"/>
    <style:style style:name="T173" style:parent-style-name="DefaultParagraphFont" style:family="text">
      <style:text-properties fo:language="en" fo:country="GB"/>
    </style:style>
  </office:automatic-styles>
  <office:body>
    <office:text text:use-soft-page-breaks="true">
      <text:p text:style-name="P1">Assessment task 2</text:p>
      <text:p text:style-name="Title">Ciarán Maher 17/11/2015</text:p>
      <text:p text:style-name="P4">Feasibility Report</text:p>
      <text:p text:style-name="P5"/>
      <text:p text:style-name="Normal"/>
      <text:h text:style-name="Heading1" text:outline-level="1"><text:span text:style-name="T6">Feasibility Report</text:span></text:h>
      <text:h text:style-name="Heading2" text:outline-level="2"><text:span text:style-name="T7">Definition</text:span></text:h>
      <text:p text:style-name="P8">A feasibility study aims to objectively and rationally uncover the strengths and weaknesses<text:s/>of an existing business or proposed venture, opportunities and threats present in the environment, the resources required to carry through, and ultimately the prospects for success. In its simplest terms, the two criteria to judge feasibility are cost required and value to be attained.</text:p>
      <text:p text:style-name="P9"/>
      <text:p text:style-name="P10"><text:span text:style-name="T11">A well-designed feasibility study should provide a historical background of the business or project, a d</text:span><text:span text:style-name="T12">e</text:span><text:span text:style-name="T13">scription of the product or service, accounting statements, details of the operations and management, ma</text:span><text:span text:style-name="T14">r</text:span><text:span text:style-name="T15">keting resear</text:span><text:span text:style-name="T16">ch and policies, financial data, legal requirements and tax obligations. Generally, feasibility studies precede technical development and project implementation.</text:span></text:p>
      <text:p text:style-name="P17"/>
      <text:p text:style-name="P18"><text:span text:style-name="T19">A feasibility study evaluates the project's potential for success; therefore, perceived objec</text:span><text:span text:style-name="T20">tivity is an i</text:span><text:span text:style-name="T21">m</text:span><text:span text:style-name="T22">portant factor in the credibility of the study for potential investors and lending institutions. It must therefore be conducted with an objective, unbiased approach to provide information upon which decisions can be based.</text:span></text:p>
      <text:p text:style-name="P23"><text:span text:style-name="T24">(Feasibility study</text:span><text:span text:style-name="T25">, 2015)</text:span></text:p>
      <text:h text:style-name="Heading2" text:outline-level="2"><text:span text:style-name="T26">Components</text:span></text:h>
      <text:h text:style-name="P27" text:outline-level="3">Product</text:h>
      <text:p text:style-name="NoSpacing"><text:span text:style-name="T28">Project justification will either be one of the first steps of the actual project itself, or it will be a si</text:span><text:span text:style-name="T29">g</text:span><text:span text:style-name="T30">nificant part of your system portfolio management efforts. Regardless, a key deliverable of this acti</text:span><text:span text:style-name="T31">v</text:span><text:span text:style-name="T32">ity is a feasibility study. A feasibility study is important because it drives the development of your project proposal, which can be presented to senior management to gain their commitment to the project and to obtain project funding. Furthermore, during the creation of the feasibility study you will often identify risks associated with the project, providing valuable input into your risk manag</text:span><text:span text:style-name="T33">e</text:span><text:span text:style-name="T34">ment efforts.<text:s/></text:span><text:span text:style-name="T35"><text:line-break/></text:span><text:span text:style-name="T36">(Ambler, 2014)</text:span></text:p>
      <text:h text:style-name="P37" text:outline-level="4">Tools</text:h>
      <text:p text:style-name="Normal"><text:span text:style-name="T38">A SWOT analysis is a strategic planning tool that consists of assessing the strengths and weaknesses of a business and the threats and opportunities a business faces. A SWOT analysis can help managers take advantage of company strengths and implement strategies to reduce weaknesses or turn them into strengths. Assessing external threats and opportunities can aid in the strategic decision-making process, as it allows managers to plan for things like the presence of new competitors or the impact of new government regulations.</text:span><text:span text:style-name="T39"><text:line-break/></text:span><text:span text:style-name="T40">(Hamel, 2015)</text:span></text:p>
      <text:h text:style-name="Heading3" text:outline-level="3"><text:span text:style-name="T41">Technical</text:span></text:h>
      <text:p text:style-name="NoSpacing"><text:span text:style-name="T42">The technical feasibility component<text:s/></text:span><text:span text:style-name="T43">is based on an outline design of system requirements, to dete</text:span><text:span text:style-name="T44">r</text:span><text:span text:style-name="T45">mine whether the company has the technical expertise to handle completion of the project. When wri</text:span><text:span text:style-name="T46">t</text:span><text:span text:style-name="T47">ing a feasibility report, the following should be taken<text:s/></text:span><text:span text:style-name="T48">in</text:span><text:span text:style-name="T49">to consideration:</text:span></text:p>
      <text:p text:style-name="NoSpacing"/>
      <text:list text:style-name="LFO2" text:continue-numbering="true">
        <text:list-item>
          <text:p text:style-name="P50">A brief description of the business to assess more possible factors which could affect the study</text:p>
        </text:list-item>
        <text:list-item>
          <text:p text:style-name="P51">The part of the business being examined</text:p>
        </text:list-item>
        <text:list-item>
          <text:p text:style-name="P52">The human and economic factor</text:p>
        </text:list-item>
        <text:list-item>
          <text:p text:style-name="P53">The possible solutions to the problem</text:p>
        </text:list-item>
      </text:list>
      <text:p text:style-name="P54"/>
      <text:p text:style-name="P55">The technical feasibility assessment is focused on gaining an understanding of the present technical resources of the organization and their applicability to the expected needs of the proposed system. It is an evaluation of the hardware and software and how it meets the need of the proposed system.</text:p>
      <text:p text:style-name="NoSpacing"><text:span text:style-name="T56">(Feasibility study, 2015)</text:span></text:p>
      <text:h text:style-name="P57" text:outline-level="4">Tools</text:h>
      <text:p text:style-name="P58"/>
      <text:h text:style-name="Heading3" text:outline-level="3"><text:span text:style-name="T59">Financial</text:span></text:h>
      <text:p text:style-name="P60">In case of a new project, financial viability can be judged on the following parameters:</text:p>
      <text:p text:style-name="P61"/>
      <text:list text:style-name="LFO3" text:continue-numbering="true">
        <text:list-item>
          <text:p text:style-name="P62">Total estimated cost of the project</text:p>
        </text:list-item>
        <text:list-item>
          <text:p text:style-name="P63">Financing of the project in terms of its capital structure, debt equity ratio and promoter's share of total cost</text:p>
        </text:list-item>
        <text:list-item>
          <text:p text:style-name="P64">Existing investment by the promoter in any other business</text:p>
        </text:list-item>
        <text:list-item>
          <text:p text:style-name="P65">Projected cash flow and profitability</text:p>
        </text:list-item>
      </text:list>
      <text:p text:style-name="P66"/>
      <text:p text:style-name="P67">The financial viability of a project should provide the following information:</text:p>
      <text:list text:style-name="LFO4" text:continue-numbering="true">
        <text:list-item>
          <text:p text:style-name="P68">Full details of the assets to be financed and how liquid those assets are.</text:p>
        </text:list-item>
        <text:list-item>
          <text:p text:style-name="P69">Rate of conversion to cash-liquidity (i.e. how easily can the various assets be converted to cash?).</text:p>
        </text:list-item>
        <text:list-item>
          <text:p text:style-name="P70">Project's funding potential and repayment terms.</text:p>
        </text:list-item>
        <text:list-item>
          <text:p text:style-name="P71">Sensitivity in the repayments capability to the following factors:</text:p>
          <text:list text:continue-numbering="true">
            <text:list-item>
              <text:p text:style-name="P72">Time delays.</text:p>
            </text:list-item>
            <text:list-item>
              <text:p text:style-name="P73">Mild slowing of sales.</text:p>
            </text:list-item>
            <text:list-item>
              <text:p text:style-name="P74">Acute reduction/slowing of sales.</text:p>
            </text:list-item>
            <text:list-item>
              <text:p text:style-name="P75">Small increase in cost.</text:p>
            </text:list-item>
            <text:list-item>
              <text:p text:style-name="P76">Large increase in cost.</text:p>
            </text:list-item>
            <text:list-item>
              <text:p text:style-name="P77">Adverse economic conditions.</text:p>
            </text:list-item>
          </text:list>
        </text:list-item>
      </text:list>
      <text:h text:style-name="Heading4" text:outline-level="4"><text:span text:style-name="T78">Tools</text:span></text:h>
      <text:p text:style-name="NoSpacing"><text:span text:style-name="T79">In 1983 the first generation of the Computer Model for Feasibility Analysis and Reporting (COMFAR), a computation tool for financial analysis of investments, was released. Since then, this UNIDO sof</text:span><text:span text:style-name="T80">t</text:span><text:span text:style-name="T81">ware has been developed further, to also support the economic appraisal of projects. The Computer Model for Feasibility Analysis and Reporting (COMFAR III Expert) is intended as an aid in the analysis of investment projects. The main module of the program accepts financial and economic data, pr</text:span><text:span text:style-name="T82">o</text:span><text:span text:style-name="T83">duces financial and economic statements and graphical displays and calculates measures of perfo</text:span><text:span text:style-name="T84">r</text:span><text:span text:style-name="T85">mance. Supplementary modules assist in the analytical process. Cost-benefit and value-added met</text:span><text:span text:style-name="T86">h</text:span><text:span text:style-name="T87">ods of economic analysis developed by UNIDO are included in the program and the methods of m</text:span><text:span text:style-name="T88">a</text:span><text:span text:style-name="T89">jor international development institutions are accommodated. The program is applicable for the analysis of investment in new projects and expansion or rehabilitation of existing enterprises as, e.g., in the case of reprivatisation projects. For joint ventures, the financial perspective of each partner or class of shareholder can be developed. Analysis can be performed under a variety of assumptions concerning inflation, currency revaluation and price escalations.<text:s/></text:span><text:span text:style-name="T90"><text:line-break/></text:span><text:span text:style-name="T91">(Feasibility study, 2015)</text:span></text:p>
      <text:p text:style-name="P92"/>
      <text:p text:style-name="NoSpacing"><text:span text:style-name="T93">A cost-benefit analysis is a common type of strategic decision-making tool that consists of assessing the costs and potential benefits associated with different courses of action and choosing the course<text:s/></text:span><text:soft-page-break/><text:span text:style-name="T94">of action that results in the greatest net benefit. For example, if managers expect that a certain pr</text:span><text:span text:style-name="T95">o</text:span><text:span text:style-name="T96">ject would cost $100,000 and result in a $110,000 benefit while a second project would cost $90,000 and result in a $105,000 benefit, managers would pursue the second project, as it is expected to produce a net benefit that is $5,000 greater than the other project.</text:span></text:p>
      <text:p text:style-name="NoSpacing"><text:span text:style-name="T97">(Hamel, 2015)</text:span></text:p>
      <text:h text:style-name="Heading3" text:outline-level="3"><text:span text:style-name="T98">Operational</text:span></text:h>
      <text:p text:style-name="NoSpacing"><text:span text:style-name="T99">Operational feasibility is a measure of how well a proposed system solves the problems, and takes advantage of the opportunities identified during scope definition and how it satisfies the requir</text:span><text:span text:style-name="T100">e</text:span><text:span text:style-name="T101">ments identified in the requirements analysis phase of system development.</text:span></text:p>
      <text:p text:style-name="P102"/>
      <text:p text:style-name="P103">The operational feasibility assessment focuses on the degree to which the proposed development projects fits in with the existing business environment and objectives with regard to development schedule, delivery date, corporate culture, and existing business processes.</text:p>
      <text:p text:style-name="P104"/>
      <text:p text:style-name="NoSpacing"><text:span text:style-name="T105">To ensure success, desired operational outcomes must be imparted during design and development. These include such design-dependent parameters such as reliability, maintainability, supportability, usability, producibility, disposability, sustainability, affordability and others. These parameters are required to be considered at the early stages of design if desired operational behaviors are to be r</text:span><text:span text:style-name="T106">e</text:span><text:span text:style-name="T107">alized. A system design and development requires appropriate and timely application of engineering and management efforts to meet the previously mentioned parameters. A system may serve its i</text:span><text:span text:style-name="T108">n</text:span><text:span text:style-name="T109">tended purpose most effectively when its technical and operating characteristics are engineered into the design. Therefore, operational feasibility is a critical aspect of systems engineering that needs to be an integral part of the early design phases.</text:span><text:span text:style-name="T110"><text:line-break/></text:span><text:span text:style-name="T111">(Feasibility study, 2015)</text:span></text:p>
      <text:h text:style-name="P112" text:outline-level="4">Tools</text:h>
      <text:p text:style-name="P113"/>
      <text:h text:style-name="P114" text:outline-level="3">Political</text:h>
      <text:p text:style-name="Normal"><text:span text:style-name="T115">Political feasibility analysis is used to predict the probable outcome of a proposed solution to a pol</text:span><text:span text:style-name="T116">i</text:span><text:span text:style-name="T117">cy problem through examining the actors, events and environment involved in all stages of the pol</text:span><text:span text:style-name="T118">i</text:span><text:span text:style-name="T119">cy-making process. It is one frequently used component of a policy analysis and can serve as an evaluative criterion in choosing between policy alternatives. Feasible policies must be politically a</text:span><text:span text:style-name="T120">c</text:span><text:span text:style-name="T121">ceptable or at least not unacceptable. Political unacceptability is a combination of two conditions too much opposition or too little support. One common mistake is widespread in practice that feas</text:span><text:span text:style-name="T122">i</text:span><text:span text:style-name="T123">bility becomes a dominant criterion of preferable alternative.</text:span><text:span text:style-name="T124"><text:line-break/></text:span><text:span text:style-name="T125">(Political feasibility analysis, 2015)</text:span></text:p>
      <text:h text:style-name="P126" text:outline-level="4">Tools</text:h>
      <text:p text:style-name="P127">This easy-to-use tool can help you<text:s/>analyse, understand, and create effective strategies to promote your point of view on any policy question or political issue.</text:p>
      <text:p text:style-name="P128"/>
      <text:p text:style-name="NoSpacing"><text:span text:style-name="T129">PolicyMaker provides step-by-step guidance to help you conduct a stakeholder analysis and design political strategies to support your policy.</text:span><text:span text:style-name="T130"><text:line-break/></text:span><text:span text:style-name="T131">(PolicyMaker 4 Software Computer-Assisted Political Analysis, 2015)</text:span></text:p>
      <text:h text:style-name="Heading3" text:outline-level="3"><text:span text:style-name="T132">Alternative Solutions</text:span></text:h>
      <text:p text:style-name="NoSpacing">The first step of performing a feasibility study is to identify potential implementation alternatives for your project. Contrary to popular opinion, there are always several options for implementing an application.<text:s/></text:p>
      <text:p text:style-name="NoSpacing"/>
      <text:p text:style-name="NoSpacing">Once there is a<text:s/>clear understanding of the business problem that the project addresses,<text:s/>the team<text:s/>needs<text:s/>to understand the alternative solutions available.<text:s/>If the goal of the project is to replace<text:s/>an IT system that is outdated, then<text:s/>the<text:s/>alternative solutions might include redeveloping the existing system, replacing it or merging it with another system.<text:s/>Only with a clear understanding of the alternative solutions to the business problem, can<text:s/>work on the<text:s/>Feasibility Study<text:s/>begin in earnest.<text:line-break/>(Makar, 2012)</text:p>
      <text:p text:style-name="NoSpacing"/>
      <text:p text:style-name="NoSpacing">Potential alternatives include:</text:p>
      <text:list text:style-name="LFO5" text:continue-numbering="true">
        <text:list-item>
          <text:p text:style-name="P133">Do nothing:</text:p>
          <text:list text:continue-numbering="true">
            <text:list-item>
              <text:p text:style-name="P134">A valid option is to remain with the status quo and not implement an application at all.<text:s/></text:p>
            </text:list-item>
          </text:list>
        </text:list-item>
        <text:list-item>
          <text:p text:style-name="P135">Build it in one or more languages:</text:p>
          <text:list text:continue-numbering="true">
            <text:list-item>
              <text:p text:style-name="P136">There are many implementation languages that<text:s/>can be<text:s/>chosen<text:s/>from, including Java, C#, and COBOL. Furthermore, you can choose to work with several languages on a single project. For example, many organizations choose to use Java on client machines because of its portability and ease of distribution and COBOL for shared logic implemented on<text:s/>a<text:s/>mainframe.</text:p>
            </text:list-item>
          </text:list>
        </text:list-item>
      </text:list>
      <text:p text:style-name="NoSpacing"/>
      <text:list text:style-name="LFO5" text:continue-numbering="true">
        <text:list-item>
          <text:p text:style-name="P137">Build it using one of<text:s/>several technical architectures:</text:p>
          <text:list text:continue-numbering="true">
            <text:list-item>
              <text:p text:style-name="P138">You can usually choose from several architectural strategies, including service-oriented architecture (SOA), mainframe-based with thin clients, fat-client, or application server based (e.g. J2EE).</text:p>
            </text:list-item>
          </text:list>
        </text:list-item>
      </text:list>
      <text:p text:style-name="NoSpacing"/>
      <text:list text:style-name="LFO5" text:continue-numbering="true">
        <text:list-item>
          <text:p text:style-name="P139">Buy a package and integrate:</text:p>
          <text:list text:continue-numbering="true">
            <text:list-item>
              <text:p text:style-name="P140">Perhaps your best alternative is to choose one or more commercial-off-the-shelf (COTS) packages developed by a software company that specializes in the problem domain that you are attempting to automate. Excellent packages for human resources, manufacturing, distribution, insurance, and banking exist, to name a few.</text:p>
            </text:list-item>
          </text:list>
        </text:list-item>
      </text:list>
      <text:p text:style-name="NoSpacing"/>
      <text:p text:style-name="NoSpacing">The important thing is to identify several viable alternatives for your project so that you may assess and then compare them to select the best one for your organization.</text:p>
      <text:p text:style-name="NoSpacing">(Ambler, 2014)</text:p>
      <text:h text:style-name="Heading3" text:outline-level="3"><text:span text:style-name="T141">Recommendations</text:span></text:h>
      <text:p text:style-name="P142"/>
      <text:p text:style-name="P143"/>
      <text:p text:style-name="P144"/>
      <text:soft-page-break/>
      <text:h text:style-name="Heading2" text:outline-level="2">Bibliography</text:h>
      <text:p text:style-name="P145">Ambler, S. W. (2014).<text:s/><text:span text:style-name="T146">Justifying a Software Development Project</text:span>. Retrieved 11 18, 2015, from Ambysoft: http://www.ambysoft.com/essays/projectJustification.html#Figure1</text:p>
      <text:p text:style-name="P147"><text:span text:style-name="T148">Feasibility study</text:span>. (2015, 11 18). Retrieved 11 18, 2015, from Wikipedia: https://en.wikipedia.org/wiki/Feasibility_study</text:p>
      <text:p text:style-name="P149">Hamel, G. (2015).<text:s/><text:span text:style-name="T150">Decision-Making Tools &amp; Techniques for Strategic Planning</text:span>. Retrieved 11 18, 2015, from Chron: http://smallbusiness.chron.com/decisionmaking-tools-techniques-strategic-planning-20890.html</text:p>
      <text:p text:style-name="P151">Makar, A. (2012).<text:s/><text:span text:style-name="T152">Five Steps to Determine Project Feasibility</text:span>. Retrieved 11 18, 2015, from Tactical Project Management: http://www.tacticalprojectmanagement.com/five-steps-to-determine-project-feasibility/</text:p>
      <text:p text:style-name="P153"><text:span text:style-name="T154">PolicyMaker 4 Software Computer-Assisted Political Analysis</text:span>. (2015). Retrieved 11 18, 2015, from Polimap: http://www.polimap.com/</text:p>
      <text:p text:style-name="P155"><text:span text:style-name="T156">Political feasibility analysis</text:span>. (2015, 8 5). Retrieved 11 18, 2015, from Wikipedia: https://en.wikipedia.org/wiki/Political_feasibility_analysis</text:p>
      <text:p text:style-name="Normal"/>
      <text:p text:style-name="P157"/>
      <text:soft-page-break/>
      <text:p text:style-name="P158">Few examples of the kind of issues you need to consider. See tables from Referenced Article - Justifying a Software Development Project.</text:p>
      <text:p text:style-name="P159"/>
      <text:p text:style-name="P160">Complete each section with a few lines and citations, to expect a Pass.</text:p>
      <text:p text:style-name="P161">Detailed description of typical components and their impact on a systems investigation, to expect a Merit.</text:p>
      <text:p text:style-name="P162">Provide a list of tools and techniques used and an explanation, to expect a Distinction.</text:p>
      <text:p text:style-name="P163"/>
      <text:p text:style-name="P164"><text:span text:style-name="T165"><text:s/>Create document</text:span><text:span text:style-name="T166">a</text:span><text:span text:style-name="T167">tion that:</text:span></text:p>
      <text:list text:style-name="LFO1" text:continue-numbering="true">
        <text:list-item>
          <text:list>
            <text:list-item>
              <text:p text:style-name="P168"><text:span text:style-name="T169">Demonstrates an understanding of the importance of a feasibility study,<text:s/></text:span></text:p>
            </text:list-item>
            <text:list-item>
              <text:p text:style-name="P170"><text:span text:style-name="T171">includes its component parts and assesses the impact of different feasibility criteria on a systems investigation.<text:s/></text:span></text:p>
            </text:list-item>
            <text:list-item>
              <text:p text:style-name="P172"><text:span text:style-name="T173">With clear analysis breakdown and outline of methodologies, risks, technical detail and ability to formulate an argument.</text:span></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ibliography" style:display-name="Bibliography" style:family="paragraph" style:parent-style-name="Normal" style:next-style-name="Normal">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NoSpacing" style:display-name="No Spacing" style:family="paragraph">
      <style:paragraph-properties fo:margin-bottom="0in" fo:line-height="100%"/>
      <style:text-properties fo:hyphenate="tru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number text:level="2" style:num-suffix=")" style:num-format="a" style:num-letter-sync="true">
        <style:list-level-properties text:space-before="0.75in" text:min-label-width="0.25in"/>
      </text:list-level-style-number>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7</text:page-number></text:span><text:s/>of<text:s/><text:span text:style-name="T3"><text:page-count>7</text:page-count></text:span></text:p>
        <text:p text:style-name="Header"/>
      </style:header>
      <style:footer>
        <text:p text:style-name="Footer">ICT_Systems Analysis – Assessment 2 – Ciarán Mah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Maher, Ciaran</dc:creator>
    <meta:creation-date>2015-11-10T15:31:00Z</meta:creation-date>
    <dc:date>2015-11-18T18:27:00Z</dc:date>
    <meta:template xlink:href="Normal" xlink:type="simple"/>
    <meta:editing-cycles>65</meta:editing-cycles>
    <meta:editing-duration>PT8040S</meta:editing-duration>
    <meta:document-statistic meta:page-count="7" meta:paragraph-count="25" meta:word-count="1885" meta:character-count="12607" meta:row-count="89" meta:non-whitespace-character-count="10747"/>
  </office:meta>
</office:document-meta>
</file>